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-0.1866in" fo:margin-right="0in" fo:margin-top="0in" fo:margin-bottom="0in" loext:contextual-spacing="false" fo:line-height="138%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0c94" officeooo:paragraph-rsid="00130c94" style:text-blinking="false" fo:background-color="transparent"/>
    </style:style>
    <style:style style:name="P2" style:family="paragraph" style:parent-style-name="Standard" style:list-style-name="L1" style:master-page-name="">
      <loext:graphic-properties draw:fill="none"/>
      <style:paragraph-properties fo:margin-left="-0.1866in" fo:margin-right="0in" fo:margin-top="0in" fo:margin-bottom="0in" loext:contextual-spacing="false" fo:line-height="138%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text-underline-style="none" officeooo:paragraph-rsid="00137a47" style:text-blinking="false" fo:background-color="transparent"/>
    </style:style>
    <style:style style:name="P3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4d36" officeooo:paragraph-rsid="000e4d36" style:text-blinking="false" fo:background-color="transparent"/>
    </style:style>
    <style:style style:name="P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4d36" officeooo:paragraph-rsid="000f018e" style:text-blinking="false" fo:background-color="transparent"/>
    </style:style>
    <style:style style:name="P5" style:family="paragraph" style:parent-style-name="Text_20_body" style:list-style-name="L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4d36" officeooo:paragraph-rsid="000f018e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4d36" officeooo:paragraph-rsid="0017936e" style:text-blinking="false" fo:background-color="transparent"/>
    </style:style>
    <style:style style:name="P7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4d36" style:text-blinking="false" fo:background-color="transparent"/>
    </style:style>
    <style:style style:name="P8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3cf40" style:text-blinking="false" fo:background-color="transparent"/>
    </style:style>
    <style:style style:name="P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f018e" style:text-blinking="false" fo:background-color="transparent"/>
    </style:style>
    <style:style style:name="P10" style:family="paragraph" style:parent-style-name="Text_20_body" style:list-style-name="L4">
      <loext:graphic-properties draw:fill="none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37a47" style:text-blinking="false" fo:background-color="transparent"/>
    </style:style>
    <style:style style:name="P11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f018e" officeooo:paragraph-rsid="000f018e" style:text-blinking="false" fo:background-color="transparent"/>
    </style:style>
    <style:style style:name="P12" style:family="paragraph" style:parent-style-name="Text_20_body" style:list-style-name="L4">
      <loext:graphic-properties draw:fill="none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0c94" officeooo:paragraph-rsid="00137a47" style:text-blinking="false" fo:background-color="transparent"/>
    </style:style>
    <style:style style:name="P13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21f7" officeooo:paragraph-rsid="001821f7" style:text-blinking="false" fo:background-color="transparent"/>
    </style:style>
    <style:style style:name="P1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0f018e"/>
    </style:style>
    <style:style style:name="P15" style:family="paragraph" style:parent-style-name="Text_20_body" style:list-style-name="L4" style:master-page-name="">
      <loext:graphic-properties draw:fill="none"/>
      <style:paragraph-properties fo:margin-top="0in" fo:margin-bottom="0in" loext:contextual-spacing="false" fo:line-height="138%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37a47" style:text-blinking="false" fo:background-color="transparent"/>
    </style:style>
    <style:style style:name="P16" style:family="paragraph" style:parent-style-name="Text_20_body" style:list-style-name="L1" style:master-page-name="">
      <loext:graphic-properties draw:fill="none"/>
      <style:paragraph-properties fo:margin-left="-0.1252in" fo:margin-right="0in" fo:margin-top="0in" fo:margin-bottom="0in" loext:contextual-spacing="false" fo:line-height="138%" fo:text-indent="-0.25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4d36" style:text-blinking="false" fo:background-color="transparent"/>
    </style:style>
    <style:style style:name="P17" style:family="paragraph" style:parent-style-name="Text_20_body" style:list-style-name="L1" style:master-page-name="">
      <loext:graphic-properties draw:fill="none"/>
      <style:paragraph-properties fo:margin-left="-0.1252in" fo:margin-right="0in" fo:margin-top="0in" fo:margin-bottom="0in" loext:contextual-spacing="false" fo:line-height="138%" fo:text-indent="-0.25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6d3d0" style:text-blinking="false" fo:background-color="transparent"/>
    </style:style>
    <style:style style:name="P18" style:family="paragraph" style:parent-style-name="Text_20_body" style:list-style-name="L1" style:master-page-name="">
      <loext:graphic-properties draw:fill="none"/>
      <style:paragraph-properties fo:margin-left="-0.1252in" fo:margin-right="0in" fo:margin-top="0in" fo:margin-bottom="0in" loext:contextual-spacing="false" fo:line-height="138%" fo:text-indent="-0.25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f018e" officeooo:paragraph-rsid="000f018e" style:text-blinking="false" fo:background-color="transparent"/>
    </style:style>
    <style:style style:name="P19" style:family="paragraph" style:parent-style-name="Text_20_body" style:list-style-name="L1" style:master-page-name="">
      <loext:graphic-properties draw:fill="none"/>
      <style:paragraph-properties fo:margin-left="-0.1252in" fo:margin-right="0in" fo:margin-top="0in" fo:margin-bottom="0in" loext:contextual-spacing="false" fo:line-height="138%" fo:text-indent="-0.25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6110" officeooo:paragraph-rsid="00106110" style:text-blinking="false" fo:background-color="transparent"/>
    </style:style>
    <style:style style:name="P20" style:family="paragraph" style:parent-style-name="Text_20_body" style:list-style-name="L1" style:master-page-name="">
      <loext:graphic-properties draw:fill="none"/>
      <style:paragraph-properties fo:margin-left="-0.0618in" fo:margin-right="0in" fo:margin-top="0in" fo:margin-bottom="0in" loext:contextual-spacing="false" fo:line-height="138%" fo:text-indent="-0.25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4d36" officeooo:paragraph-rsid="000f018e" style:text-blinking="false" fo:background-color="transparent"/>
    </style:style>
    <style:style style:name="P21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in" loext:contextual-spacing="false" fo:line-height="138%" fo:text-indent="-0.25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6110" officeooo:paragraph-rsid="00106110" style:text-blinking="false" fo:background-color="transparent"/>
    </style:style>
    <style:style style:name="P22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in" loext:contextual-spacing="false" fo:line-height="138%" fo:text-indent="-0.25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6b09" officeooo:paragraph-rsid="00116b09" style:text-blinking="false" fo:background-color="transparent"/>
    </style:style>
    <style:style style:name="P23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in" loext:contextual-spacing="false" fo:line-height="138%" fo:text-indent="-0.25in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a47" officeooo:paragraph-rsid="0013cf40" style:text-blinking="false" fo:background-color="transparent"/>
    </style:style>
    <style:style style:name="P24" style:family="paragraph" style:parent-style-name="Text_20_body" style:list-style-name="L3" style:master-page-name="">
      <loext:graphic-properties draw:fill="none"/>
      <style:paragraph-properties fo:margin-left="0.5in" fo:margin-right="0in" fo:margin-top="0in" fo:margin-bottom="0in" loext:contextual-spacing="false" fo:line-height="138%" fo:text-indent="-0.25in" style:auto-text-indent="false" style:page-number="auto" fo:background-color="transparent" style:writing-mode="lr-tb"/>
      <style:text-properties officeooo:paragraph-rsid="00106110"/>
    </style:style>
    <style:style style:name="P25" style:family="paragraph" style:parent-style-name="Text_20_body" style:list-style-name="L3">
      <loext:graphic-properties draw:fill="none"/>
      <style:paragraph-properties fo:margin-left="0.5in" fo:margin-right="0in" fo:margin-top="0in" fo:margin-bottom="0in" loext:contextual-spacing="false" fo:line-height="138%" fo:text-indent="-0.25in" style:auto-text-indent="false" fo:background-color="transparent" style:writing-mode="lr-tb"/>
      <style:text-properties officeooo:paragraph-rsid="00106110"/>
    </style:style>
    <style:style style:name="P26" style:family="paragraph" style:parent-style-name="Text_20_body" style:list-style-name="L1">
      <loext:graphic-properties draw:fill="none"/>
      <style:paragraph-properties fo:margin-left="0.5in" fo:margin-right="0in" fo:margin-top="0in" fo:margin-bottom="0in" loext:contextual-spacing="false" fo:line-height="138%" fo:text-indent="-0.25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0c94" officeooo:paragraph-rsid="00130c94" style:text-blinking="false" fo:background-color="transparent"/>
    </style:style>
    <style:style style:name="P27" style:family="paragraph" style:parent-style-name="Text_20_body" style:list-style-name="L1">
      <loext:graphic-properties draw:fill="none"/>
      <style:paragraph-properties fo:margin-left="0.5in" fo:margin-right="0in" fo:margin-top="0in" fo:margin-bottom="0in" loext:contextual-spacing="false" fo:line-height="138%" fo:text-indent="-0.25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0c94" officeooo:paragraph-rsid="00137a47" style:text-blinking="false" fo:background-color="transparent"/>
    </style:style>
    <style:style style:name="P28" style:family="paragraph" style:parent-style-name="Text_20_body" style:list-style-name="L1">
      <loext:graphic-properties draw:fill="none"/>
      <style:paragraph-properties fo:margin-left="0.5in" fo:margin-right="0in" fo:margin-top="0in" fo:margin-bottom="0in" loext:contextual-spacing="false" fo:line-height="138%" fo:text-indent="-0.25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a47" officeooo:paragraph-rsid="00137a47" style:text-blinking="false" fo:background-color="transparent"/>
    </style:style>
    <style:style style:name="P29" style:family="paragraph" style:parent-style-name="Text_20_body" style:list-style-name="L1" style:master-page-name="">
      <loext:graphic-properties draw:fill="none"/>
      <style:paragraph-properties fo:margin-left="-0.1252in" fo:margin-right="0in" fo:margin-top="0in" fo:margin-bottom="0in" loext:contextual-spacing="false" fo:line-height="138%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6110" officeooo:paragraph-rsid="00106110" style:text-blinking="false" fo:background-color="transparent"/>
    </style:style>
    <style:style style:name="P30" style:family="paragraph" style:parent-style-name="Text_20_body" style:list-style-name="L3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06110" style:text-blinking="false" fo:background-color="transparent"/>
    </style:style>
    <style:style style:name="P31" style:family="paragraph" style:parent-style-name="Text_20_body" style:list-style-name="L1" style:master-page-name="">
      <loext:graphic-properties draw:fill="none"/>
      <style:paragraph-properties fo:margin-left="-0.1866in" fo:margin-right="0in" fo:margin-top="0in" fo:margin-bottom="0in" loext:contextual-spacing="false" fo:line-height="138%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6b09" officeooo:paragraph-rsid="00116b09" style:text-blinking="false" fo:background-color="transparent"/>
    </style:style>
    <style:style style:name="P32" style:family="paragraph" style:parent-style-name="Text_20_body" style:list-style-name="L1" style:master-page-name="">
      <loext:graphic-properties draw:fill="none"/>
      <style:paragraph-properties fo:margin-left="-0.1866in" fo:margin-right="0in" fo:margin-top="0in" fo:margin-bottom="0in" loext:contextual-spacing="false" fo:line-height="138%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0c94" officeooo:paragraph-rsid="00137a47" style:text-blinking="false" fo:background-color="transparent"/>
    </style:style>
    <style:style style:name="P33" style:family="paragraph" style:parent-style-name="Text_20_body" style:list-style-name="L1" style:master-page-name="">
      <loext:graphic-properties draw:fill="none"/>
      <style:paragraph-properties fo:margin-left="-0.1866in" fo:margin-right="0in" fo:margin-top="0in" fo:margin-bottom="0in" loext:contextual-spacing="false" fo:line-height="138%" fo:text-indent="0in" style:auto-text-indent="false" style:page-number="auto" fo:background-color="transparent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a47" officeooo:paragraph-rsid="0013cf40" style:text-blinking="false" fo:background-color="transparent"/>
    </style:style>
    <style:style style:name="P34" style:family="paragraph" style:parent-style-name="Text_20_body" style:list-style-name="L1" style:master-page-name="">
      <loext:graphic-properties draw:fill="none"/>
      <style:paragraph-properties fo:margin-left="-0.1866in" fo:margin-right="0in" fo:margin-top="0in" fo:margin-bottom="0in" loext:contextual-spacing="false" fo:line-height="138%" fo:text-indent="-0.25in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6b09" officeooo:paragraph-rsid="00116b09" style:text-blinking="false" fo:background-color="transparent"/>
    </style:style>
    <style:style style:name="P35" style:family="paragraph" style:parent-style-name="Text_20_body" style:list-style-name="L1" style:master-page-name="">
      <loext:graphic-properties draw:fill="none"/>
      <style:paragraph-properties fo:margin-left="-0.1866in" fo:margin-right="0in" fo:margin-top="0in" fo:margin-bottom="0in" loext:contextual-spacing="false" fo:line-height="138%" fo:text-indent="-0.25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0c94" officeooo:paragraph-rsid="00130c94" style:text-blinking="false" fo:background-color="transparent"/>
    </style:style>
    <style:style style:name="P36" style:family="paragraph" style:parent-style-name="Text_20_body" style:list-style-name="L1">
      <loext:graphic-properties draw:fill="none"/>
      <style:paragraph-properties fo:margin-left="-0.1866in" fo:margin-right="0in" fo:margin-top="0in" fo:margin-bottom="0in" loext:contextual-spacing="false" fo:line-height="138%" fo:text-indent="-0.25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0c94" officeooo:paragraph-rsid="00130c94" style:text-blinking="false" fo:background-color="transparent"/>
    </style:style>
    <style:style style:name="P37" style:family="paragraph" style:parent-style-name="Text_20_body" style:list-style-name="L1" style:master-page-name="">
      <loext:graphic-properties draw:fill="none"/>
      <style:paragraph-properties fo:margin-left="0.3752in" fo:margin-right="0in" fo:margin-top="0in" fo:margin-bottom="0in" loext:contextual-spacing="false" fo:line-height="138%" fo:text-indent="-0.1252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a47" officeooo:paragraph-rsid="00137a47" style:text-blinking="false" fo:background-color="transparent"/>
    </style:style>
    <style:style style:name="P38" style:family="paragraph" style:parent-style-name="Text_20_body" style:list-style-name="L1">
      <loext:graphic-properties draw:fill="none"/>
      <style:paragraph-properties fo:margin-left="0.3752in" fo:margin-right="0in" fo:margin-top="0in" fo:margin-bottom="0in" loext:contextual-spacing="false" fo:line-height="138%" fo:text-indent="-0.1252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a47" officeooo:paragraph-rsid="00137a47" style:text-blinking="false" fo:background-color="transparent"/>
    </style:style>
    <style:style style:name="P39" style:family="paragraph" style:parent-style-name="Text_20_body" style:list-style-name="L1">
      <loext:graphic-properties draw:fill="none"/>
      <style:paragraph-properties fo:margin-left="0.3752in" fo:margin-right="0in" fo:margin-top="0in" fo:margin-bottom="0in" loext:contextual-spacing="false" fo:line-height="138%" fo:text-indent="-0.1252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a47" officeooo:paragraph-rsid="0013cf40" style:text-blinking="false" fo:background-color="transparent"/>
    </style:style>
    <style:style style:name="P40" style:family="paragraph" style:parent-style-name="Text_20_body" style:list-style-name="L1" style:master-page-name="">
      <loext:graphic-properties draw:fill="none"/>
      <style:paragraph-properties fo:margin-left="-0.1866in" fo:margin-right="0in" fo:margin-top="0in" fo:margin-bottom="0in" loext:contextual-spacing="false" fo:line-height="138%" fo:text-indent="-0.4366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37a47" style:text-blinking="false" fo:background-color="transparent"/>
    </style:style>
    <style:style style:name="P41" style:family="paragraph" style:parent-style-name="Text_20_body" style:list-style-name="L1">
      <loext:graphic-properties draw:fill="none"/>
      <style:paragraph-properties fo:margin-left="-0.1866in" fo:margin-right="0in" fo:margin-top="0in" fo:margin-bottom="0in" loext:contextual-spacing="false" fo:line-height="138%" fo:text-indent="-0.4366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a47" officeooo:paragraph-rsid="00137a47" style:text-blinking="false" fo:background-color="transparent"/>
    </style:style>
    <style:style style:name="P42" style:family="paragraph" style:parent-style-name="Text_20_body" style:list-style-name="L1" style:master-page-name="">
      <loext:graphic-properties draw:fill="none"/>
      <style:paragraph-properties fo:margin-left="-0.1866in" fo:margin-right="0in" fo:margin-top="0in" fo:margin-bottom="0in" loext:contextual-spacing="false" fo:line-height="138%" fo:text-indent="-0.1252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cf40" officeooo:paragraph-rsid="0013cf40" style:text-blinking="false" fo:background-color="transparent"/>
    </style:style>
    <style:style style:name="P43" style:family="paragraph" style:parent-style-name="Text_20_body" style:list-style-name="L1" style:master-page-name="">
      <loext:graphic-properties draw:fill="none"/>
      <style:paragraph-properties fo:margin-left="-0.1866in" fo:margin-right="0in" fo:margin-top="0in" fo:margin-bottom="0in" loext:contextual-spacing="false" fo:line-height="138%" fo:text-indent="-0.1252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a47" officeooo:paragraph-rsid="0013cf40" style:text-blinking="false" fo:background-color="transparent"/>
    </style:style>
    <style:style style:name="P44" style:family="paragraph" style:parent-style-name="Text_20_body" style:list-style-name="L1" style:master-page-name="">
      <loext:graphic-properties draw:fill="none"/>
      <style:paragraph-properties fo:margin-left="-0.1866in" fo:margin-right="0in" fo:margin-top="0in" fo:margin-bottom="0in" loext:contextual-spacing="false" fo:line-height="138%" fo:text-indent="-0.1252in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a47" officeooo:paragraph-rsid="0013cf40" style:text-blinking="false" fo:background-color="transparent"/>
    </style:style>
    <style:style style:name="P45" style:family="paragraph" style:parent-style-name="Text_20_body" style:list-style-name="L1">
      <loext:graphic-properties draw:fill="none"/>
      <style:paragraph-properties fo:margin-left="-0.1866in" fo:margin-right="0in" fo:margin-top="0in" fo:margin-bottom="0in" loext:contextual-spacing="false" fo:line-height="138%" fo:text-indent="-0.1252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cf40" officeooo:paragraph-rsid="0013cf40" style:text-blinking="false" fo:background-color="transparent"/>
    </style:style>
    <style:style style:name="P46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in" loext:contextual-spacing="false" fo:line-height="138%" fo:text-indent="-0.3118in" style:auto-text-indent="false" style:page-number="auto" fo:background-color="transparent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a47" officeooo:paragraph-rsid="0013cf40" style:text-blinking="false" fo:background-color="transparent"/>
    </style:style>
    <style:style style:name="P47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in" loext:contextual-spacing="false" fo:line-height="138%" fo:text-indent="-0.3118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3cf40" style:text-blinking="false" fo:background-color="transparent"/>
    </style:style>
    <style:style style:name="P48" style:family="paragraph" style:parent-style-name="Text_20_body" style:list-style-name="L5" style:master-page-name="">
      <loext:graphic-properties draw:fill="none"/>
      <style:paragraph-properties fo:margin-left="0.1252in" fo:margin-right="0in" fo:margin-top="0in" fo:margin-bottom="0in" loext:contextual-spacing="false" fo:line-height="138%" fo:text-indent="-0.3118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3cf40" style:text-blinking="false" fo:background-color="transparent"/>
    </style:style>
    <style:style style:name="P49" style:family="paragraph" style:parent-style-name="Text_20_body" style:list-style-name="L5">
      <loext:graphic-properties draw:fill="none"/>
      <style:paragraph-properties fo:margin-left="0.1252in" fo:margin-right="0in" fo:margin-top="0in" fo:margin-bottom="0in" loext:contextual-spacing="false" fo:line-height="138%" fo:text-indent="-0.3118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3cf40" style:text-blinking="false" fo:background-color="transparent"/>
    </style:style>
    <style:style style:name="P50" style:family="paragraph" style:parent-style-name="Text_20_body" style:list-style-name="L1" style:master-page-name="">
      <loext:graphic-properties draw:fill="none"/>
      <style:paragraph-properties fo:margin-left="0.4366in" fo:margin-right="0in" fo:margin-top="0in" fo:margin-bottom="0in" loext:contextual-spacing="false" fo:line-height="138%" fo:text-indent="-0.25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3cf40" style:text-blinking="false" fo:background-color="transparent"/>
    </style:style>
    <style:style style:name="P51" style:family="paragraph" style:parent-style-name="Text_20_body" style:list-style-name="L6" style:master-page-name="">
      <loext:graphic-properties draw:fill="none"/>
      <style:paragraph-properties fo:margin-left="0.0618in" fo:margin-right="0in" fo:margin-top="0in" fo:margin-bottom="0in" loext:contextual-spacing="false" fo:line-height="138%" fo:text-indent="-0.25in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3cf40" style:text-blinking="false" fo:background-color="transparent"/>
    </style:style>
    <style:style style:name="P52" style:family="paragraph" style:parent-style-name="Text_20_body" style:list-style-name="L6">
      <loext:graphic-properties draw:fill="none"/>
      <style:paragraph-properties fo:margin-left="0.0618in" fo:margin-right="0in" fo:margin-top="0in" fo:margin-bottom="0in" loext:contextual-spacing="false" fo:line-height="138%" fo:text-indent="-0.25in" style:auto-text-indent="false" fo:background-color="transparent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3cf40" style:text-blinking="false" fo:background-color="transparent"/>
    </style:style>
    <style:style style:name="P53" style:family="paragraph" style:parent-style-name="Text_20_body" style:list-style-name="L6">
      <loext:graphic-properties draw:fill="none"/>
      <style:paragraph-properties fo:margin-left="0.0618in" fo:margin-right="0in" fo:margin-top="0in" fo:margin-bottom="0in" loext:contextual-spacing="false" fo:line-height="138%" fo:text-indent="-0.25in" style:auto-text-indent="false" fo:background-color="transparent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a47" officeooo:paragraph-rsid="0013cf40" style:text-blinking="false" fo:background-color="transparent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style:font-name="Arial" fo:font-size="11pt" fo:font-style="normal" fo:font-weight="normal" officeooo:rsid="00137a47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6110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6110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7fa6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06110" style:text-blinking="false" fo:background-color="transparent" loext:char-shading-value="0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06110" style:font-weight-asian="bold" style:font-weight-complex="bold"/>
    </style:style>
    <style:style style:name="T11" style:family="text">
      <style:text-properties style:font-weight-asian="normal" style:font-weight-complex="normal"/>
    </style:style>
    <style:style style:name="T12" style:family="text">
      <style:text-properties officeooo:rsid="00106110" style:font-weight-asian="normal" style:font-weight-complex="normal"/>
    </style:style>
    <style:style style:name="T13" style:family="text">
      <style:text-properties officeooo:rsid="00197fa6" style:font-weight-asian="normal" style:font-weight-complex="normal"/>
    </style:style>
    <style:style style:name="T14" style:family="text">
      <style:text-properties officeooo:rsid="00130c94"/>
    </style:style>
    <style:style style:name="T15" style:family="text">
      <style:text-properties officeooo:rsid="00137a4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34in" fo:text-indent="-0.25in" fo:margin-left="0.5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34in" fo:text-indent="-0.25in" fo:margin-left="0.8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34in" fo:text-indent="-0.25in" fo:margin-left="1.0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34in" fo:text-indent="-0.25in" fo:margin-left="1.3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34in" fo:text-indent="-0.25in" fo:margin-left="1.5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34in" fo:text-indent="-0.25in" fo:margin-left="1.8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34in" fo:text-indent="-0.25in" fo:margin-left="2.0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34in" fo:text-indent="-0.25in" fo:margin-left="2.3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34in" fo:text-indent="-0.25in" fo:margin-left="2.5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34in" fo:text-indent="-0.25in" fo:margin-left="2.8134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list xml:id="list3554919448" text:style-name="L1">
        <text:list-item>
          <text:p text:style-name="P3">ЗАГОЛОВОК</text:p>
          <text:p text:style-name="P16"><text:s/>Здравствуйте, я Слесарев Александр, студент Математико-Механического факультета СПбГУ, мой доклад посвящен вертикальному фрагментированию.</text:p>
          <text:list>
            <text:list-header>
              <text:p text:style-name="P7">Если представили:</text:p>
            </text:list-header>
          </text:list>
          <text:p text:style-name="P17"><text:s text:c="2"/>Спасибо. <text:bookmark text:name="docs-internal-guid-f6a9f845-7fff-6490-9f8b-76621eb3a399"/>Мой доклад посвящен вертикальному фрагментированию таблиц в базах данных. Поговорим о том, что такое фрагментирование. Информацию, хранящуюся в базе данных удобно представлять в виде таблицы, в строках которой перечислены объекты, а в столбцах свойства объектов. Для того, чтобы по заданным свойствам найти нужный объект, необходимо просмотреть определенное число записей таблицы и перебрать атрибуты каждой записи. Чтобы ускорить процесс поиска, можно выделить из исходной таблицы фрагменты так, что определенные типы запросов будут считывать меньше данных.</text:p>
        </text:list-item>
        <text:list-item>
          <text:p text:style-name="P4">ТИПЫ ФРАГМЕНТИРОВАНИЯ</text:p>
          <text:p text:style-name="P20">Существуют три типа фрагментирования: </text:p>
        </text:list-item>
      </text:list>
      <text:list xml:id="list4003341091" text:style-name="L2">
        <text:list-item>
          <text:p text:style-name="P14"><text:span text:style-name="T7">Горизонтальное</text:span><text:span text:style-name="T3"> - разделение отношения на несколько отношений, каждое из которых содержит подмножество записей исходного. В промышленном применении в основном используются алгоритмы горизонтального фрагментирования. </text:span></text:p>
        </text:list-item>
        <text:list-item>
          <text:p text:style-name="P9"><text:span text:style-name="T9">Гибридное</text:span> - использование нескольких методов сразу.</text:p>
        </text:list-item>
        <text:list-item>
          <text:p text:style-name="P5"><text:span text:style-name="T9">Вертикальное</text:span> - в этом методе выделяют стоимостной и эвристический подходы. </text:p>
        </text:list-item>
      </text:list>
      <text:list xml:id="list15043867469146" text:continue-list="list3554919448" text:style-name="L1">
        <text:list-item>
          <text:p text:style-name="P11">ЧИСЛО ВОЗМОЖНЫХ ФРАГМЕНТОВ</text:p>
          <text:p text:style-name="P18">Для получения фрагментов необходимо совершить перестановки строк/столбцов в матрице запросов. Известно, что количество возможных разбиений таблицы из n атрибутов равно числу Белла. В связи с быстрым ростом числа возможных разбиений, перебирать их все нецелесообразно, поэтому предложенные к рассмотрению алгоритмы основаны на переборе относительно небольшого количества вариантов.</text:p>
        </text:list-item>
        <text:list-item>
          <text:p text:style-name="P21">ВИДЫ ВЕРТИКАЛЬНОГО ФРАГМЕНТИРОВАНИЯ</text:p>
          <text:p text:style-name="P29">Рассмотрим подробнее алгоритмы ВФ:</text:p>
        </text:list-item>
      </text:list>
      <text:list xml:id="list1318251115" text:style-name="L3">
        <text:list-item>
          <text:p text:style-name="P24"><text:span text:style-name="T8">Стоимостное</text:span><text:span text:style-name="T4"> - строится некоторая модель БД, </text:span><text:span text:style-name="T6">которая оценивает время выполнения запросов на конкретной схеме фрагментирования</text:span><text:span text:style-name="T4">.</text:span></text:p>
        </text:list-item>
        <text:list-item>
          <text:p text:style-name="P25"><text:span text:style-name="T8">Эвристическое —</text:span><text:span text:style-name="T5"> построение решения на основе интуитивного предположения, подразделяется на: </text:span></text:p>
          <text:list>
            <text:list-item>
              <text:list>
                <text:list-item>
                  <text:p text:style-name="P30"><text:span text:style-name="T12"><text:s/></text:span><text:span text:style-name="T10">методы матричной кластеризации</text:span><text:span text:style-name="T12"> - предполагают составление матрицы запросов с использованием каких-то числовых характеристик запросов и атрибутов, далее перестановкой строк и столбцов матрица приводится к блочно-диагональному виду, откуда естественным образом получается нужное разбиение на фрагменты. Данные методы рассмотрены в нашей работе;</text:span></text:p>
                </text:list-item>
                <text:list-item>
                  <text:p text:style-name="P30"><text:span text:style-name="T10">графовый подход </text:span><text:span text:style-name="T12">- аналогично составляется матрица запросов, затем по матрице составляется граф, преобразовав который, можно получить нужное разбиение на фрагменты;</text:span></text:p>
                </text:list-item>
                <text:list-item>
                  <text:p text:style-name="P30"><text:span text:style-name="T10">data mining —</text:span><text:span text:style-name="T12"> </text:span><text:span text:style-name="T13">в частности, поиск ассоциативных правил</text:span><text:span text:style-name="T12">.</text:span></text:p>
                </text:list-item>
              </text:list>
            </text:list-item>
          </text:list>
        </text:list-item>
      </text:list>
      <text:list xml:id="list15043841650756" text:continue-list="list15043867469146" text:style-name="L1">
        <text:list-item>
          <text:p text:style-name="P21">О ПРОЕКТЕ</text:p>
          <text:p text:style-name="P19"><text:soft-page-break/>В этой и предыдущих работах оценена применимость на практике алгоритмов, разработанных (!!!)Чун-Хун Ченгом и другими. Данная статья является последней в серии, в ней проведено сравнение алгоритмов различных лет выпуска.</text:p>
        </text:list-item>
        <text:list-item>
          <text:p text:style-name="P21">МАТРИЦА ЗАПРОСОВ</text:p>
          <text:p text:style-name="P19">Рассмотрим некоторую таблицу и набор запросов к ней. Составим матрицу запросов следующим образом: каждая строка представляет собой некоторый запрос, а столбец - атрибут; элемент a_i_j матрицы равен единице, если j атрибут используется в запросе i, иначе a_i_j = 0. Применим алгоритм фрагментирования и получим набор кластеров, добавим в каждый кластер первичный ключ исходной таблицы и запишем полученные фрагменты в базу данных. При удачном фрагментировании, каждый тип запросов будет требовать чтение с диска одного или нескольких фрагментов, вместо всей таблицы. </text:p>
        </text:list-item>
        <text:list-item>
          <text:p text:style-name="P22">CLUSTER IDENTIFICATION</text:p>
          <text:p text:style-name="P31">Рассматриваемые нами методы основаны на выделении в матрице запросов участков с плотным расположением единиц, называемых фрагментами. Иллюстрация приведена на слайд</text:p>
        </text:list-item>
        <text:list-item>
          <text:p text:style-name="P22">ПОИСК РЕШЕНИЯ-1</text:p>
          <text:p text:style-name="P34">Ход работы алгоритмов удобно представлять в виде построения дерева с матрицами в узлах. В корне дерева расположим матрицу запросов. Для получения новых узлов каждый алгоритм использует свое правило фрагментирования совместно с CI.</text:p>
        </text:list-item>
        <text:list-item>
          <text:p text:style-name="P26">ПОИСК РЕШЕНИЯ-2</text:p>
          <text:p text:style-name="P35">Возникает необходимость оценивать качество получаемых узлов. Каждой матрице сопоставим cohesion, эта величина отражает плотность заполнения матрицы единицами. Зададим threshold для всего процесса фрагментирования, будем исключать из рассмотрения фрагменты с cohesion &lt; threshold. Таким образом, threshold позволяет варьировать размер получаемых фрагментов. Также запретим крайние случаи в виде матриц с нулевыми столбцами/колонками. Набор, удовлетворяющий этим условиям назовем решением задачи фрагментирования.</text:p>
          <text:p text:style-name="P36"><text:s text:c="4"/>После каждого преобразования матрицы запросов, cohesion в новом узле понижается, в связи с этим можно попробовать выделить кластеры из преобразованной матрицы с помощью алгоритма CI.</text:p>
        </text:list-item>
        <text:list-item>
          <text:p text:style-name="P26"><text:s/>МЕТОД ВЕТВЕЙ И ГРАНИЦ 2009-1</text:p>
        </text:list-item>
      </text:list>
      <text:p text:style-name="P1">Рассмотрим метод из стати 2009 года. Новые узлы образуются в результате применения CI, либо, в случае неудачи CI, алгоритма разветвления с удалением элементов, препятствующих CI. Для ограничения роста дерева сопоставим каждому узлу параметр <text:span text:style-name="T9">z_lower,</text:span> равный числу элементов, удаленных из матрицы запросов узла в ходе ветвления, параметр <text:span text:style-name="T9">z_upper</text:span>, равный минимальному z_lower среди найденных решений. Процесс удаления элементов проиллюстрирован на слайде: для каждой колонки вводится метрика <text:span text:style-name="T9">void measure</text:span><text:span text:style-name="T11">, затем из столбца с максимальным значением метрики по очереди удаляются единичные элементы. Удаленные элементы назовем </text:span><text:span text:style-name="T9">межкластерными</text:span><text:span text:style-name="T11">.</text:span></text:p>
      <text:list xml:id="list15042032498584" text:continue-numbering="true" text:style-name="L1">
        <text:list-item>
          <text:p text:style-name="P26"><text:s/>МЕТОД ВЕТВЕЙ И ГРАНИЦ 2009-2</text:p>
          <text:p text:style-name="P2"><text:span text:style-name="T1">Теперь осталось решить, что делать с межкластерными эелементами. </text:span><text:span text:style-name="T2">В статье 2009 </text:span><text:span text:style-name="T1">рассмотрено три стратегии решения проблемы:</text:span></text:p>
        </text:list-item>
      </text:list>
      <text:list xml:id="list2007179007" text:style-name="L4">
        <text:list-item>
          <text:p text:style-name="P15">(separate) составить отдельный фрагмент из межкластерных элементов.</text:p>
        </text:list-item>
        <text:list-item>
          <text:p text:style-name="P10"><text:soft-page-break/>(nearest) добавить межкластерный столбец в тот кластер, где есть какая-то его часть. Поскольку узлы с нулевыми столбцами недопустимы, то такой фрагмент существует для любого межкластерного столбца. </text:p>
        </text:list-item>
        <text:list-item>
          <text:p text:style-name="P12">(replicate) добавить в каждый фрагмент все необходимые межкластерные столбцы.</text:p>
        </text:list-item>
      </text:list>
      <text:list xml:id="list15043620139721" text:continue-list="list15042032498584" text:style-name="L1">
        <text:list-item>
          <text:p text:style-name="P27">МЕТОД ВЕТВЕЙ И ГРАНИЦ 20<text:span text:style-name="T15">11-1</text:span></text:p>
          <text:p text:style-name="P32">Рассмотрим другой алгоритм, изложенный в статье 2011 года. Будем применять CI к каждому новому узлу целиком, без выбора подматрицы. За параметр z_lower примем глубину узла. Правило ветвления зададим следующим образом: отсортируем столбцы в порядке убывания void measure, затем преобразуем столбец как показано на рисунке и запишем в новый узел, предварительно проверив, не встречался ли он раньше. При таком построении алгоритма использован иной способ понизить плотность матрицы, чтобы сделать возможным применение к ней CI.</text:p>
        </text:list-item>
        <text:list-item>
          <text:p text:style-name="P28">МЕТОД <text:span text:style-name="T14">ВЕТВЕЙ И ГРАНИЦ 20</text:span>11-2</text:p>
          <text:p text:style-name="P32">В результате работы алгоритма часто получаются сильно раздробленные фрагменты, поэтому имеет смысл сделать постобработку решения. Переберем все пары фрагментов в решении: на каждом шаге сольем выбранные два кластера в один и проверим, не повысилась ли плотность всей преобразованной матрицы запросов.</text:p>
        </text:list-item>
        <text:list-item>
          <text:p text:style-name="P37">ТЕСТОВЫЙ СТЕНД</text:p>
          <text:p text:style-name="P40">Для проведения экспериментов была написана программа со следующей структурой: на вход подается набор запросов к тестовой таблице, производится выполнение запросов к исходной таблице с замером времени, затем составляется матрица запросов и применяется один из алгоритмов кластеризации. После из полученных фрагментов создаются новые таблицы. Производится перестроение структуры запросов с учетом новых таблиц, затем выполняются перезаписанные запросы и измеряется время.</text:p>
          <text:p text:style-name="P41"><text:s text:c="4"/>В нашей работе приведено сравнение 4 стратегий кластеризации по следующим параметрам: скорость кластеризации, скорость выполнения запросов после применения алгоритма, затраты памяти на хранение кластеров.</text:p>
        </text:list-item>
        <text:list-item>
          <text:p text:style-name="P38">РЕАЛИЗАЦИЯ</text:p>
        </text:list-item>
        <text:list-item>
          <text:p text:style-name="P38">ОБЕСПЕЧЕНИЕ ЧИСТОТЫ ЭКСПЕРИМЕНТОВ</text:p>
          <text:p text:style-name="P42">Чтобы обеспечить зависимость времени выполнения запросов только от размера таблицы, нужно добиться выполнения этого соотношения. Для этого потребовалось сбрасывать системный кеш перед каждым запросом и отключить их параллельное выполнение в Postgres.</text:p>
          <text:p text:style-name="P45">Равенство было достигнуто с точностью до 10-15%.</text:p>
        </text:list-item>
        <text:list-item>
          <text:p text:style-name="P38">Эксперимент 1 – затраты памяти на фрагменты</text:p>
        </text:list-item>
        <text:list-item>
          <text:p text:style-name="P8">Перейдем к экспериментам. </text:p>
          <text:p text:style-name="P43">В первом эксперименте нами была выбрана часть таблицы с такими параметрами. Набор запросов был взят из открытой базы пользовательских запросов. Сравнивались алгоритмы 2009 года и алгоритм 2011 года. На этом графике показаны затраты памяти в результате работы алгоритмов. Над колонками подписано число получаемых фрагментов, также каждая колонка расчерчена белыми линиями по размеру каждого фрагмента. Две горизонтальные линии вдоль всего графика показывают размер всей таблицы и размер таблицы с 30 атрибутами, используемыми только 8ю тестовыми запросами соответственно.</text:p>
        </text:list-item>
        <text:list-item>
          <text:p text:style-name="P38"><text:soft-page-break/>Эксперимент 1 – скорость выполнения запросов</text:p>
          <text:p text:style-name="P43">Далее сравнили время выполнения запросов в зависимости от максимально допустимой плотности фрагментов. Горизонтальными линиями показано время выполнения запросов к исходной таблице и к таблице с атрибутами, используемыми 8ю тестовыми запросами.</text:p>
        </text:list-item>
        <text:list-item>
          <text:p text:style-name="P39">Эксперимент 1 – скорость получения фрагментов</text:p>
          <text:p text:style-name="P44">Аналогично проведено сравнение времени фрагментирования в зависимости от плотности получаемых фрагментов.</text:p>
        </text:list-item>
        <text:list-item>
          <text:p text:style-name="P23">Эксперимент 2 – матрицы с фиксированным числом столбцов</text:p>
          <text:p text:style-name="P33">Во втором сценарии генерировались случайные матрицы запросов с заданным размером и плотностью, на которых проверялась работоспособность алгоритма 2011 года. В данном эксперименте threshold = 0.9, поскольку при cohesion &gt; threshold решение находится практически сразу. Наибольшую эффективность алгоритм 2011 года показал при фиксированном числе столбцов (20 штук), что видно по графику.</text:p>
        </text:list-item>
        <text:list-item>
          <text:p text:style-name="P46">Эксперимент 2 – матрицы с фиксированным числом строк</text:p>
          <text:p text:style-name="P33">Тест на квадратных матрицах также показал невысокий результат</text:p>
        </text:list-item>
        <text:list-item>
          <text:p text:style-name="P47">Выводы-1</text:p>
        </text:list-item>
      </text:list>
      <text:list xml:id="list3340502628" text:style-name="L5">
        <text:list-item>
          <text:p text:style-name="P48">Все алгоритмы составили схемы фрагментирования с лучшей производительностью, чем оригинальная  таблица и таблица только с необходимыми атрибутами.</text:p>
        </text:list-item>
        <text:list-item>
          <text:p text:style-name="P49">Качество решения сильно зависит от максимально допустимого значения cohesion у фрагментов. С этой точки зрения лучше всего работает A09 с replication.</text:p>
        </text:list-item>
        <text:list-item>
          <text:p text:style-name="P49">Лучшие результаты по скорости выполнения запросов к фрагментам (A09 replicate (3.358, cohesion=0.55); )</text:p>
        </text:list-item>
      </text:list>
      <text:list xml:id="list15042069594595" text:continue-list="list15043620139721" text:style-name="L1">
        <text:list-item>
          <text:p text:style-name="P50">Выводы-2</text:p>
        </text:list-item>
      </text:list>
      <text:list xml:id="list3529182870" text:style-name="L6">
        <text:list-item>
          <text:p text:style-name="P51">При threshold = 0.7 суммарное время работы всех алгоритмов наименьшее.</text:p>
        </text:list-item>
        <text:list-item>
          <text:p text:style-name="P52">С данным датасетом A11 сработал почти в 10 раз быстрее чем A09 вне зависимости от стратегии.</text:p>
        </text:list-item>
        <text:list-item>
          <text:p text:style-name="P52">Возрастание числа атрибутов замедляет работу алгоритмов быстрее, чем возрастание числа запросов.</text:p>
        </text:list-item>
        <text:list-item>
          <text:p text:style-name="P53">Наборы фрагментов, производимые алгоритмами, требуют в 1,5-2 раза больше памяти, чем таблица, состоящая только из используемых атрибутов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2:18:52.325592111</meta:creation-date>
    <dc:date>2019-04-13T01:50:41.750943855</dc:date>
    <meta:editing-duration>PT5H11M5S</meta:editing-duration>
    <meta:editing-cycles>15</meta:editing-cycles>
    <meta:generator>LibreOffice/6.1.4.2$Linux_X86_64 LibreOffice_project/10$Build-2</meta:generator>
    <meta:document-statistic meta:table-count="0" meta:image-count="0" meta:object-count="0" meta:page-count="4" meta:paragraph-count="67" meta:word-count="1292" meta:character-count="9931" meta:non-whitespace-character-count="8719"/>
  </office:meta>
</office:document-meta>
</file>